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CA80298C.png" manifest:media-type="image/png"/>
  <manifest:file-entry manifest:full-path="Pictures/100000010000020000000200A9925FD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48cm" fo:min-width="0.83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458cm" fo:min-width="6.808cm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9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634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2.116cm" fo:min-width="5.566cm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textarea-vertical-align="middle" draw:auto-grow-height="false" draw:auto-grow-width="false" draw:fit-to-size="false" style:shrink-to-fit="false" fo:min-height="0.48cm" fo:min-width="2.33cm" fo:padding-top="0.142cm" fo:padding-bottom="0.142cm" fo:padding-left="0.267cm" fo:padding-right="0.267cm" loext:decorative="false"/>
      <style:paragraph-properties style:writing-mode="lr-tb"/>
    </style:style>
    <style:style style:name="gr9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3cm" fo:min-width="9.25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18cm" loext:decorative="false"/>
      <style:paragraph-properties style:writing-mode="lr-tb"/>
    </style:style>
    <style:style style:name="gr11" style:family="graphic" style:parent-style-name="objectwithoutfill">
      <style:graphic-properties svg:stroke-width="0.05cm" svg:stroke-color="#212121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5cm" svg:stroke-color="#212121" draw:marker-start-width="0.275cm" draw:marker-end-width="0.275cm" draw:fill="none" draw:textarea-horizontal-align="justify" draw:textarea-vertical-align="middle" draw:auto-grow-height="false" fo:min-height="0.584cm" fo:min-width="0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in-height="0.61cm" loext:decorative="false"/>
      <style:paragraph-properties style:writing-mode="lr-tb"/>
    </style:style>
    <style:style style:name="gr14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1cm" fo:min-width="0cm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3cm" svg:stroke-color="#212121" draw:marker-start-width="0.245cm" draw:marker-end-width="0.245cm" draw:fill="none" draw:textarea-vertical-align="middle" fo:padding-top="0.14cm" fo:padding-bottom="0.14cm" fo:padding-left="0.265cm" fo:padding-right="0.265cm" loext:decorative="false"/>
    </style:style>
    <style:style style:name="gr16" style:family="graphic" style:parent-style-name="objectwithoutfill">
      <style:graphic-properties svg:stroke-width="0.05cm" svg:stroke-color="#c62828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237cm" loext:decorative="false"/>
      <style:paragraph-properties style:writing-mode="lr-tb"/>
    </style:style>
    <style:style style:name="gr18" style:family="graphic" style:parent-style-name="objectwithoutfill">
      <style:graphic-properties svg:stroke-width="0.05cm" svg:stroke-color="#5b277d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9" style:family="graphic" style:parent-style-name="objectwithoutfill">
      <style:graphic-properties svg:stroke-width="0.05cm" svg:stroke-color="#ea75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3cm" fo:min-width="4.05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6cm" loext:decorative="false"/>
      <style:paragraph-properties style:writing-mode="lr-tb"/>
    </style:style>
    <style:style style:name="gr23" style:family="graphic">
      <style:graphic-properties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08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8cm" loext:decorative="false"/>
      <style:paragraph-properties style:writing-mode="lr-tb"/>
    </style:style>
    <style:style style:name="gr27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5.412cm" fo:min-width="10.662cm" fo:padding-top="0.15cm" fo:padding-bottom="0.15cm" fo:padding-left="0.275cm" fo:padding-right="0.27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IBM Plex San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757575" loext:opacity="100%" style:font-name="IBM Plex Sans" fo:font-size="8pt" fo:font-weight="bold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IBM Plex Sans" fo:font-size="8pt" style:font-size-asian="8pt" style:font-size-complex="8pt"/>
    </style:style>
    <style:style style:name="P6" style:family="paragraph">
      <loext:graphic-properties draw:fill="none" draw:fill-color="#ffffff"/>
      <style:text-properties fo:color="#757575" loext:opacity="100%" style:font-name="IBM Plex Sans" fo:font-size="10pt" style:font-size-asian="10pt" style:font-size-complex="10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 draw:fill-color="#ffffff"/>
      <style:paragraph-properties fo:margin-top="0cm" fo:margin-bottom="0cm"/>
      <style:text-properties fo:color="#f5f5f5" loext:opacity="100%" style:font-name="IBM Plex Mono" fo:font-size="8pt" fo:background-color="#212121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color="#757575" loext:opacity="100%" style:font-name="IBM Plex Sans" fo:font-size="8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>
      <loext:graphic-properties draw:fill="none" draw:fill-color="#ffffff"/>
      <style:text-properties fo:color="#c62828" loext:opacity="100%" style:font-name="IBM Plex Sans" fo:font-size="10pt" style:font-size-asian="10pt" style:font-size-complex="10pt"/>
    </style:style>
    <style:style style:name="P11" style:family="paragraph">
      <loext:graphic-properties draw:fill="none" draw:fill-color="#ffffff"/>
      <style:text-properties fo:color="#069a2e" loext:opacity="100%" style:font-name="IBM Plex Sans" fo:font-size="10pt" style:font-size-asian="10pt" style:font-size-complex="10pt"/>
    </style:style>
    <style:style style:name="P12" style:family="paragraph">
      <loext:graphic-properties draw:fill="none" draw:fill-color="#ffffff"/>
      <style:text-properties fo:color="#5b277d" loext:opacity="100%" style:font-name="IBM Plex Sans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ea7500" loext:opacity="100%" style:font-name="IBM Plex Sans" fo:font-size="12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color="#757575" loext:opacity="100%" style:font-name="IBM Plex Sans" fo:font-size="8pt" fo:font-weight="bold" style:font-size-asian="11pt" style:font-size-complex="11pt"/>
    </style:style>
    <style:style style:name="T1" style:family="text">
      <style:text-properties fo:color="#757575" loext:opacity="100%" style:font-name="IBM Plex Sans" fo:font-size="8pt" fo:font-weight="bold" style:font-size-asian="10.5pt" style:font-size-complex="10.5pt"/>
    </style:style>
    <style:style style:name="T2" style:family="text">
      <style:text-properties style:font-name="IBM Plex Sans" fo:font-size="8pt" style:font-size-asian="8pt" style:font-size-complex="8pt"/>
    </style:style>
    <style:style style:name="T3" style:family="text">
      <style:text-properties fo:color="#757575" loext:opacity="100%" style:font-name="IBM Plex Sans" fo:font-size="10.5pt" style:font-size-asian="10.5pt" style:font-size-complex="10.5pt"/>
    </style:style>
    <style:style style:name="T4" style:family="text">
      <style:text-properties fo:color="#f5f5f5" loext:opacity="100%" style:font-name="IBM Plex Mono" fo:font-size="8pt" fo:background-color="#212121" style:font-size-asian="12pt" style:font-size-complex="12pt"/>
    </style:style>
    <style:style style:name="T5" style:family="text">
      <style:text-properties fo:color="#757575" loext:opacity="100%" style:font-name="IBM Plex Sans" fo:font-size="8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c62828" loext:opacity="100%" style:font-name="IBM Plex Sans" fo:font-size="10.5pt" style:font-size-asian="10.5pt" style:font-size-complex="10.5pt"/>
    </style:style>
    <style:style style:name="T7" style:family="text">
      <style:text-properties fo:color="#069a2e" loext:opacity="100%" style:font-name="IBM Plex Sans" fo:font-size="10.5pt" style:font-size-asian="10.5pt" style:font-size-complex="10.5pt"/>
    </style:style>
    <style:style style:name="T8" style:family="text">
      <style:text-properties fo:color="#5b277d" loext:opacity="100%" style:font-name="IBM Plex Sans" fo:font-size="10.5pt" style:font-size-asian="10.5pt" style:font-size-complex="10.5pt"/>
    </style:style>
    <style:style style:name="T9" style:family="text">
      <style:text-properties fo:color="#ea7500" loext:opacity="100%" style:font-name="IBM Plex Sans" fo:font-size="10pt" fo:font-weight="normal" style:font-size-asian="14pt" style:font-weight-asian="normal" style:font-size-complex="14pt" style:font-weight-complex="normal"/>
    </style:style>
    <style:style style:name="T10" style:family="text">
      <style:text-properties fo:color="#757575" loext:opacity="100%" style:font-name="IBM Plex Sans" fo:font-size="10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2.8cm" svg:x="5.8cm" svg:y="1.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4cm" svg:height="2.8cm" svg:x="7.7cm" svg:y="1.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295cm" svg:height="0.751cm" svg:x="5.501cm" svg:y="0.801cm">
          <draw:text-box>
            <text:p text:style-name="P2"><text:span text:style-name="T1">Hub Router</text:span></text:p>
          </draw:text-box>
        </draw:frame>
        <draw:frame draw:style-name="gr4" draw:text-style-name="P3" draw:layer="layout" svg:width="4.134cm" svg:height="0.751cm" svg:x="9cm" svg:y="0.8cm">
          <draw:text-box>
            <text:p text:style-name="P2"><text:span text:style-name="T1">Spoke Router &amp; Hosting VM</text:span></text:p>
          </draw:text-box>
        </draw:frame>
        <draw:custom-shape draw:style-name="gr5" draw:text-style-name="P1" draw:layer="layout" svg:width="6.1cm" svg:height="2.4cm" svg:x="8.8cm" svg:y="1.5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0.42cm" svg:y1="2.1cm" svg:x2="10.43cm" svg:y2="3.4cm" draw:start-shape="id1" draw:start-glue-point="2" draw:end-shape="id2" draw:end-glue-point="0" svg:d="M10420 2100l10 1300" svg:viewBox="0 0 11 1301">
          <text:p/>
        </draw:connector>
        <draw:frame draw:style-name="gr7" draw:text-style-name="P4" draw:layer="layout" svg:width="1.2cm" svg:height="1.2cm" svg:x="5.9cm" svg:y="2.3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7" draw:text-style-name="P4" draw:layer="layout" svg:width="1.2cm" svg:height="1.2cm" svg:x="8cm" svg:y="2.3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8" draw:text-style-name="P5" xml:id="id1" draw:id="id1" draw:layer="layout" svg:width="2cm" svg:height="0.5cm" svg:x="9.42cm" svg:y="1.6cm">
          <draw:text-box>
            <text:p text:style-name="P2"><text:span text:style-name="T2">Container0</text:span></text:p>
          </draw:text-box>
        </draw:frame>
        <draw:frame draw:style-name="gr7" draw:text-style-name="P4" xml:id="id4" draw:id="id4" draw:layer="layout" svg:width="1.2cm" svg:height="1.2cm" svg:x="4.163cm" svg:y="5.097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ustom-shape draw:style-name="gr9" draw:text-style-name="P4" draw:layer="layout" svg:width="9.8cm" svg:height="0.6cm" svg:x="5.3cm" svg:y="5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218cm" svg:height="0.751cm" svg:x="13.082cm" svg:y="5.346cm">
          <draw:text-box>
            <text:p><text:span text:style-name="T3">dsw-host</text:span></text:p>
          </draw:text-box>
        </draw:frame>
        <draw:frame draw:style-name="gr7" draw:text-style-name="P4" xml:id="id3" draw:id="id3" draw:layer="layout" svg:width="1.2cm" svg:height="1.2cm" svg:x="1.913cm" svg:y="5.097cm">
          <draw:image xlink:href="Pictures/100000010000020000000200A9925FD2.png" xlink:type="simple" xlink:show="embed" xlink:actuate="onLoad" draw:mime-type="image/png">
            <text:p/>
          </draw:image>
        </draw:frame>
        <draw:connector draw:style-name="gr11" draw:text-style-name="P4" draw:layer="layout" draw:type="line" svg:x1="3.113cm" svg:y1="5.697cm" svg:x2="4.163cm" svg:y2="5.697cm" draw:start-shape="id3" draw:start-glue-point="1" draw:end-shape="id4" draw:end-glue-point="3" svg:d="M3113 5697h1050" svg:viewBox="0 0 1051 1">
          <text:p/>
        </draw:connector>
        <draw:custom-shape draw:style-name="gr12" draw:text-style-name="P4" draw:layer="layout" svg:width="0.25cm" svg:height="1.25cm" svg:x="3.413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xml:id="id5" draw:id="id5" draw:layer="layout" svg:width="1.5cm" svg:height="0.6cm" svg:x="5.79cm" svg:y="3.9cm">
          <draw:text-box>
            <text:p text:style-name="P7"><text:span text:style-name="T4">enp0s1</text:span></text:p>
          </draw:text-box>
          <draw:glue-point draw:id="4" svg:x="-0.238cm" svg:y="2.126cm"/>
          <draw:glue-point draw:id="5" svg:x="0cm" svg:y="-3.691cm"/>
        </draw:frame>
        <draw:custom-shape draw:style-name="gr14" draw:text-style-name="P4" xml:id="id6" draw:id="id6" draw:layer="layout" svg:width="0.4cm" svg:height="0.4cm" svg:x="6.2cm" svg:y="5.5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6.505cm" svg:y1="4.327cm" svg:x2="6.5cm" svg:y2="5.5cm" draw:start-shape="id5" draw:start-glue-point="4" draw:end-shape="id6" draw:end-glue-point="5" svg:d="M6505 4327l-5 1173" svg:viewBox="0 0 6 1174">
          <text:p/>
        </draw:connector>
        <draw:line draw:style-name="gr16" draw:text-style-name="P4" draw:layer="layout" svg:x1="3.163cm" svg:y1="5.347cm" svg:x2="3.913cm" svg:y2="5.347cm">
          <text:p/>
        </draw:line>
        <draw:custom-shape draw:style-name="gr12" draw:text-style-name="P4" draw:layer="layout" svg:width="0.25cm" svg:height="1.25cm" draw:transform="rotate (1.5707963267949) translate (5.9cm 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2.737cm" svg:height="0.619cm" svg:x="6.063cm" svg:y="5.981cm">
          <draw:text-box>
            <text:p text:style-name="P2"><text:span text:style-name="T5">trunk mode ports</text:span></text:p>
          </draw:text-box>
        </draw:frame>
        <draw:line draw:style-name="gr16" draw:text-style-name="P4" draw:layer="layout" svg:x1="6.2cm" svg:y1="4.4cm" svg:x2="6.2cm" svg:y2="5.2cm">
          <text:p/>
        </draw:line>
        <draw:line draw:style-name="gr18" draw:text-style-name="P4" draw:layer="layout" svg:x1="6.7cm" svg:y1="4.4cm" svg:x2="6.7cm" svg:y2="5.2cm">
          <text:p/>
        </draw:line>
        <draw:line draw:style-name="gr19" draw:text-style-name="P4" draw:layer="layout" svg:x1="6.9cm" svg:y1="4.4cm" svg:x2="6.9cm" svg:y2="5.2cm">
          <text:p/>
        </draw:line>
        <draw:custom-shape draw:style-name="gr20" draw:text-style-name="P4" draw:layer="layout" svg:width="4.6cm" svg:height="0.6cm" svg:x="10.1cm" svg:y="3.2cm">
          <text:p/>
          <draw:enhanced-geometry svg:viewBox="0 0 21600 21600" draw:type="rectangle" draw:enhanced-path="M 0 0 L 21600 0 21600 21600 0 21600 0 0 Z N"/>
        </draw:custom-shape>
        <draw:frame draw:style-name="gr13" draw:text-style-name="P8" xml:id="id7" draw:id="id7" draw:layer="layout" svg:width="1.5cm" svg:height="0.6cm" svg:x="7.89cm" svg:y="3.913cm">
          <draw:text-box>
            <text:p text:style-name="P7"><text:span text:style-name="T4">enp0s1</text:span></text:p>
          </draw:text-box>
          <draw:glue-point draw:id="4" svg:x="-0.238cm" svg:y="2.126cm"/>
          <draw:glue-point draw:id="5" svg:x="0cm" svg:y="-3.691cm"/>
        </draw:frame>
        <draw:custom-shape draw:style-name="gr14" draw:text-style-name="P4" xml:id="id8" draw:id="id8" draw:layer="layout" svg:width="0.4cm" svg:height="0.4cm" svg:x="8.3cm" svg:y="5.513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8.605cm" svg:y1="4.34cm" svg:x2="8.6cm" svg:y2="5.513cm" draw:start-shape="id7" draw:start-glue-point="4" draw:end-shape="id8" draw:end-glue-point="5" svg:d="M8605 4340l-5 1173" svg:viewBox="0 0 6 1174">
          <text:p/>
        </draw:connector>
        <draw:custom-shape draw:style-name="gr12" draw:text-style-name="P4" draw:layer="layout" svg:width="0.25cm" svg:height="1.25cm" draw:transform="rotate (1.5707963267949) translate (8cm 4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8.4cm" svg:y1="4.413cm" svg:x2="8.4cm" svg:y2="5.213cm">
          <text:p/>
        </draw:line>
        <draw:line draw:style-name="gr19" draw:text-style-name="P4" draw:layer="layout" svg:x1="8.2cm" svg:y1="4.413cm" svg:x2="8.2cm" svg:y2="5.213cm">
          <text:p/>
        </draw:line>
        <draw:custom-shape draw:style-name="gr21" draw:text-style-name="P4" xml:id="id2" draw:id="id2" draw:layer="layout" svg:width="0.3cm" svg:height="0.3cm" svg:x="10.28cm" svg:y="3.4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type="line" svg:x1="11.62cm" svg:y1="2.8cm" svg:x2="11.63cm" svg:y2="3.404cm" draw:start-shape="id9" draw:start-glue-point="2" draw:end-shape="id10" draw:end-glue-point="0" svg:d="M11620 2800l10 604" svg:viewBox="0 0 11 605">
          <text:p/>
        </draw:connector>
        <draw:frame draw:style-name="gr8" draw:text-style-name="P5" xml:id="id9" draw:id="id9" draw:layer="layout" svg:width="2cm" svg:height="0.5cm" svg:x="10.62cm" svg:y="2.3cm">
          <draw:text-box>
            <text:p text:style-name="P2"><text:span text:style-name="T2">Container1</text:span></text:p>
          </draw:text-box>
        </draw:frame>
        <draw:custom-shape draw:style-name="gr21" draw:text-style-name="P4" xml:id="id10" draw:id="id10" draw:layer="layout" svg:width="0.3cm" svg:height="0.3cm" svg:x="11.48cm" svg:y="3.404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type="line" svg:x1="12.72cm" svg:y1="2.1cm" svg:x2="12.73cm" svg:y2="3.404cm" draw:start-shape="id11" draw:start-glue-point="2" draw:end-shape="id12" draw:end-glue-point="0" svg:d="M12720 2100l10 1304" svg:viewBox="0 0 11 1305">
          <text:p/>
        </draw:connector>
        <draw:frame draw:style-name="gr8" draw:text-style-name="P5" xml:id="id11" draw:id="id11" draw:layer="layout" svg:width="2cm" svg:height="0.5cm" svg:x="11.72cm" svg:y="1.6cm">
          <draw:text-box>
            <text:p text:style-name="P2"><text:span text:style-name="T2">Container2</text:span></text:p>
          </draw:text-box>
        </draw:frame>
        <draw:custom-shape draw:style-name="gr21" draw:text-style-name="P4" xml:id="id12" draw:id="id12" draw:layer="layout" svg:width="0.3cm" svg:height="0.3cm" svg:x="12.58cm" svg:y="3.404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6" draw:layer="layout" svg:width="2.1cm" svg:height="0.751cm" svg:x="12.8cm" svg:y="3.149cm">
          <draw:text-box>
            <text:p><text:span text:style-name="T3">asw-host</text:span></text:p>
          </draw:text-box>
        </draw:frame>
        <draw:g draw:style-name="gr23">
          <draw:frame draw:style-name="gr24" draw:text-style-name="P10" draw:layer="layout" svg:width="3.817cm" svg:height="0.751cm" svg:x="0cm" svg:y="1.1cm">
            <draw:text-box>
              <text:p><text:span text:style-name="T6">Infrastructure VLAN</text:span></text:p>
            </draw:text-box>
          </draw:frame>
          <draw:frame draw:style-name="gr25" draw:text-style-name="P11" draw:layer="layout" svg:width="3.584cm" svg:height="0.751cm" svg:x="0cm" svg:y="2.55cm">
            <draw:text-box>
              <text:p><text:span text:style-name="T7">Container VLAN</text:span></text:p>
            </draw:text-box>
          </draw:frame>
          <draw:frame draw:style-name="gr24" draw:text-style-name="P12" draw:layer="layout" svg:width="3.817cm" svg:height="0.751cm" svg:x="0.001cm" svg:y="1.601cm">
            <draw:text-box>
              <text:p><text:span text:style-name="T8">Management VLAN</text:span></text:p>
            </draw:text-box>
          </draw:frame>
        </draw:g>
        <draw:frame draw:style-name="gr26" draw:text-style-name="P13" draw:layer="layout" svg:width="3.3cm" svg:height="0.708cm" svg:x="0cm" svg:y="2.1cm">
          <draw:text-box>
            <text:p><text:span text:style-name="T9">Data VLAN</text:span></text:p>
          </draw:text-box>
        </draw:frame>
        <draw:custom-shape draw:style-name="gr27" draw:text-style-name="P1" draw:layer="layout" svg:width="11.3cm" svg:height="5.8cm" svg:x="4cm" svg:y="0.8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4" draw:layer="layout" svg:width="2.7cm" svg:height="0.708cm" svg:x="7.9cm" svg:y="0.1cm">
          <draw:text-box>
            <text:p text:style-name="P2"><text:span text:style-name="T10">Hypervisor</text:span></text:p>
          </draw:text-box>
        </draw:frame>
        <draw:frame draw:style-name="gr7" draw:text-style-name="P4" draw:layer="layout" svg:width="0.8cm" svg:height="0.8cm" svg:x="9.3cm" svg:y="3.1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18-12-09T15:12:40.422914519</meta:creation-date>
    <dc:date>2024-09-18T17:41:41.752955209</dc:date>
    <dc:creator>Philippe Latu</dc:creator>
    <meta:editing-duration>PT9H50M47S</meta:editing-duration>
    <meta:editing-cycles>68</meta:editing-cycles>
    <meta:generator>LibreOffice/24.8.1.2$MacOSX_X86_64 LibreOffice_project/87fa9aec1a63e70835390b81c40bb8993f1d4ff6</meta:generator>
    <meta:document-statistic meta:object-count="47"/>
  </office:meta>
</office:document-meta>
</file>